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99cm"/>
    </style:style>
    <style:style style:name="gr2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65cm" fo:min-width="6.2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44cm" fo:min-width="6.3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45cm" fo:min-width="6.3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43cm" fo:min-width="6.3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44cm" fo:min-width="6.2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25cm" fo:min-width="6.2cm" fo:padding-top="0.175cm" fo:padding-bottom="0.175cm" fo:padding-left="0.3cm" fo:padding-right="0.3cm"/>
    </style:style>
    <style:style style:name="gr8" style:family="graphic" style:parent-style-name="objectwithoutfill">
      <style:graphic-properties svg:stroke-width="0.05cm" draw:marker-start-width="0.355cm" draw:marker-end="Diamond" draw:marker-end-width="0.3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15cm" fo:min-width="6.2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5cm" fo:min-width="6.2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3.15cm" fo:min-width="6.2cm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none" fo:min-height="0.785cm"/>
    </style:style>
    <style:style style:name="gr14" style:family="graphic" style:parent-style-name="standard">
      <style:graphic-properties draw:stroke="none" draw:fill="none" fo:min-height="1.2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57cm"/>
    </style:style>
    <style:style style:name="gr16" style:family="graphic" style:parent-style-name="standard">
      <style:graphic-properties draw:stroke="dash" draw:stroke-dash="Ultrafine_20_Dotted_20__28_var_29_" svg:stroke-color="#000000" draw:fill="none" draw:textarea-horizontal-align="justify" draw:textarea-vertical-align="middle" draw:auto-grow-height="false" fo:min-height="21.95cm" fo:min-width="22.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P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style:font-name="Liberation Mono1" fo:font-size="15pt" fo:font-weight="bold" style:font-size-asian="16pt" style:font-weight-asian="bold" style:font-size-complex="16pt" style:font-weight-complex="600"/>
    </style:style>
    <style:style style:name="P4" style:family="paragraph">
      <loext:graphic-properties draw:fill="solid" draw:fill-color="#ffffff"/>
      <style:paragraph-properties fo:text-align="center"/>
      <style:text-properties style:use-window-font-color="true" style:font-name="Liberation Mono1" fo:font-size="15pt" fo:font-weight="bold" style:font-size-asian="16pt" style:font-weight-asian="bold" style:font-size-complex="16pt" style:font-weight-complex="600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5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fo:font-size="12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Liberation Mono1" fo:font-size="15pt" fo:font-weight="bold" style:font-size-asian="16pt" style:font-weight-asian="bold" style:font-size-complex="16pt" style:font-weight-complex="600"/>
    </style:style>
    <style:style style:name="T4" style:family="text">
      <style:text-properties style:use-window-font-color="true" style:font-name="Liberation Mono1" fo:font-size="15pt" fo:font-weight="bold" style:font-size-asian="16pt" style:font-weight-asian="bold" style:font-size-complex="16pt" style:font-weight-complex="600"/>
    </style:style>
    <style:style style:name="T5" style:family="text">
      <style:text-properties style:font-name="Liberation Mono1" fo:font-size="12pt" fo:font-weight="bold" style:font-size-asian="16pt" style:font-weight-asian="bold" style:font-size-complex="16pt" style:font-weight-complex="600"/>
    </style:style>
    <style:style style:name="T6" style:family="text">
      <style:text-properties style:font-name="Liberation Mon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699cm" svg:height="0.962cm" svg:x="0.38cm" svg:y="0.4cm">
          <draw:text-box>
            <text:p><text:span text:style-name="T1">Class hierarchy: perception, </text:span><text:span text:style-name="T2">appraisal and motivation</text:span></text:p>
          </draw:text-box>
        </draw:frame>
        <draw:custom-shape draw:style-name="gr2" draw:text-style-name="P3" draw:layer="layout" svg:width="6.8cm" svg:height="2cm" svg:x="30.6cm" svg:y="2.5cm">
          <text:p text:style-name="P2"><text:span text:style-name="T3">APPRAISA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6.9cm" svg:height="1.594cm" svg:x="1.7cm" svg:y="2cm">
          <text:p text:style-name="P2"><text:span text:style-name="T3">PERCEPT_LIGH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8" draw:id="id8" draw:layer="layout" svg:width="6.9cm" svg:height="1.595cm" svg:x="1.7cm" svg:y="4.152cm">
          <text:p text:style-name="P2"><text:span text:style-name="T3">PERCEPT_DEPTH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7" draw:id="id7" draw:layer="layout" svg:width="6.9cm" svg:height="1.593cm" svg:x="1.7cm" svg:y="6.305cm">
          <text:p text:style-name="P2"><text:span text:style-name="T3">PERCEPT_FOO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6.9cm" svg:height="1.594cm" svg:x="1.7cm" svg:y="8.456cm">
          <text:p text:style-name="P2"><text:span text:style-name="T3">PERCEPT_CONSPECIFIC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5" draw:id="id5" draw:layer="layout" svg:width="6.8cm" svg:height="1.594cm" svg:x="1.7cm" svg:y="10.768cm">
          <text:p text:style-name="P2"><text:span text:style-name="T3">PERCEPT_PREDATOR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6.9cm" svg:height="1.595cm" svg:x="1.7cm" svg:y="12.999cm">
          <text:p text:style-name="P2"><text:span text:style-name="T3">PERCEPT_STOMACH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6.9cm" svg:height="1.595cm" svg:x="1.7cm" svg:y="15.231cm">
          <text:p text:style-name="P2"><text:span text:style-name="T3">PERCEPT_BODY_MAS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6.9cm" svg:height="1.593cm" svg:x="1.7cm" svg:y="17.384cm">
          <text:p text:style-name="P2"><text:span text:style-name="T3">PERCEPT_ENERGY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1" draw:id="id11" draw:layer="layout" svg:width="6.8cm" svg:height="1.575cm" svg:x="1.7cm" svg:y="19.5cm">
          <text:p text:style-name="P2"><text:span text:style-name="T3">PERCEPT_A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" draw:id="id10" draw:layer="layout" svg:width="6.9cm" svg:height="1.594cm" svg:x="1.7cm" svg:y="21.706cm">
          <text:p text:style-name="P2"><text:span text:style-name="T4">MEMORY_PERCEPTUA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6.8cm" svg:height="2cm" svg:x="13.4cm" svg:y="20.6cm">
          <text:p text:style-name="P2"><text:span text:style-name="T3">PERCEPTION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3.4cm" svg:y1="21.6cm" svg:x2="8.6cm" svg:y2="18.18cm" draw:start-shape="id1" draw:start-glue-point="3" draw:end-shape="id2" svg:d="M13400 21600h-2400v-3420h-2400" svg:viewBox="0 0 4801 3421">
          <text:p/>
        </draw:connector>
        <draw:connector draw:style-name="gr8" draw:text-style-name="P5" draw:layer="layout" svg:x1="13.4cm" svg:y1="21.6cm" svg:x2="8.6cm" svg:y2="16.028cm" draw:start-shape="id1" draw:start-glue-point="3" draw:end-shape="id3" svg:d="M13400 21600h-2400v-5572h-2400" svg:viewBox="0 0 4801 5573">
          <text:p/>
        </draw:connector>
        <draw:connector draw:style-name="gr8" draw:text-style-name="P5" draw:layer="layout" svg:x1="13.4cm" svg:y1="21.6cm" svg:x2="8.6cm" svg:y2="13.796cm" draw:start-shape="id1" draw:start-glue-point="3" draw:end-shape="id4" svg:d="M13400 21600h-2400v-7804h-2400" svg:viewBox="0 0 4801 7805">
          <text:p/>
        </draw:connector>
        <draw:connector draw:style-name="gr8" draw:text-style-name="P5" draw:layer="layout" draw:line-skew="0.05cm" svg:x1="13.4cm" svg:y1="21.6cm" svg:x2="8.5cm" svg:y2="11.565cm" draw:start-shape="id1" draw:start-glue-point="3" draw:end-shape="id5" svg:d="M13400 21600h-2400v-10035h-2500" svg:viewBox="0 0 4901 10036">
          <text:p/>
        </draw:connector>
        <draw:connector draw:style-name="gr8" draw:text-style-name="P5" draw:layer="layout" svg:x1="13.4cm" svg:y1="21.6cm" svg:x2="8.6cm" svg:y2="9.253cm" draw:start-shape="id1" draw:start-glue-point="3" draw:end-shape="id6" draw:end-glue-point="1" svg:d="M13400 21600h-2400v-12347h-2400" svg:viewBox="0 0 4801 12348">
          <text:p/>
        </draw:connector>
        <draw:connector draw:style-name="gr8" draw:text-style-name="P5" draw:layer="layout" svg:x1="13.4cm" svg:y1="21.6cm" svg:x2="8.6cm" svg:y2="7.101cm" draw:start-shape="id1" draw:start-glue-point="3" draw:end-shape="id7" draw:end-glue-point="1" svg:d="M13400 21600h-2400v-14499h-2400" svg:viewBox="0 0 4801 14500">
          <text:p/>
        </draw:connector>
        <draw:connector draw:style-name="gr8" draw:text-style-name="P5" draw:layer="layout" svg:x1="13.4cm" svg:y1="21.6cm" svg:x2="8.6cm" svg:y2="4.949cm" draw:start-shape="id1" draw:start-glue-point="3" draw:end-shape="id8" svg:d="M13400 21600h-2400v-16651h-2400" svg:viewBox="0 0 4801 16652">
          <text:p/>
        </draw:connector>
        <draw:connector draw:style-name="gr8" draw:text-style-name="P5" draw:layer="layout" svg:x1="13.4cm" svg:y1="21.6cm" svg:x2="8.6cm" svg:y2="2.797cm" draw:start-shape="id1" draw:start-glue-point="3" draw:end-shape="id9" draw:end-glue-point="1" svg:d="M13400 21600h-2400v-18803h-2400" svg:viewBox="0 0 4801 18804">
          <text:p/>
        </draw:connector>
        <draw:connector draw:style-name="gr8" draw:text-style-name="P5" draw:layer="layout" svg:x1="13.4cm" svg:y1="21.6cm" svg:x2="8.6cm" svg:y2="22.503cm" draw:start-shape="id1" draw:start-glue-point="3" draw:end-shape="id10" draw:end-glue-point="1" svg:d="M13400 21600h-2400v903h-2400" svg:viewBox="0 0 4801 904">
          <text:p/>
        </draw:connector>
        <draw:connector draw:style-name="gr8" draw:text-style-name="P5" draw:layer="layout" draw:line-skew="0.05cm" svg:x1="13.4cm" svg:y1="21.6cm" svg:x2="8.5cm" svg:y2="20.287cm" draw:start-shape="id1" draw:start-glue-point="3" draw:end-shape="id11" draw:end-glue-point="1" svg:d="M13400 21600h-2400v-1313h-2500" svg:viewBox="0 0 4901 1314">
          <text:p/>
        </draw:connector>
        <draw:connector draw:style-name="gr9" draw:text-style-name="P5" draw:layer="layout" draw:line-skew="1.05cm" svg:x1="20.2cm" svg:y1="8.45cm" svg:x2="20.2cm" svg:y2="21.6cm" draw:start-shape="id12" draw:start-glue-point="1" draw:end-shape="id1" svg:d="M20200 8450h1600v13150h-1600" svg:viewBox="0 0 1601 13151">
          <text:p/>
        </draw:connector>
        <draw:custom-shape draw:style-name="gr10" draw:text-style-name="P3" xml:id="id14" draw:id="id14" draw:layer="layout" svg:width="6.8cm" svg:height="1.5cm" svg:x="13.4cm" svg:y="11cm">
          <text:p text:style-name="P2"><text:span text:style-name="T3">STATE_HUNGER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6" draw:id="id16" draw:layer="layout" svg:width="6.8cm" svg:height="1.5cm" svg:x="13.4cm" svg:y="15.2cm">
          <text:p text:style-name="P2"><text:span text:style-name="T3">STATE_AVOID_ACTIV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17" draw:id="id17" draw:layer="layout" svg:width="6.8cm" svg:height="1.6cm" svg:x="13.4cm" svg:y="17.4cm">
          <text:p text:style-name="P2"><text:span text:style-name="T3">STATE_REPRODUCE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5" draw:id="id15" draw:layer="layout" svg:width="6.8cm" svg:height="1.5cm" svg:x="13.4cm" svg:y="13.1cm">
          <text:p text:style-name="P2"><text:span text:style-name="T3">STATE_AVOID_PASSIVE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line-skew="-1.25cm" svg:x1="13.4cm" svg:y1="8.45cm" svg:x2="13.4cm" svg:y2="11.75cm" draw:start-shape="id13" draw:end-shape="id14" draw:end-glue-point="3" svg:d="M13400 8450h-1800v3300h1800" svg:viewBox="0 0 1801 3301">
          <text:p/>
        </draw:connector>
        <draw:connector draw:style-name="gr8" draw:text-style-name="P5" draw:layer="layout" draw:line-skew="-1.25cm" svg:x1="13.4cm" svg:y1="8.45cm" svg:x2="13.4cm" svg:y2="13.85cm" draw:start-shape="id13" draw:start-glue-point="3" draw:end-shape="id15" svg:d="M13400 8450h-1800v5400h1800" svg:viewBox="0 0 1801 5401">
          <text:p/>
        </draw:connector>
        <draw:connector draw:style-name="gr8" draw:text-style-name="P5" draw:layer="layout" draw:line-skew="-1.25cm" svg:x1="13.4cm" svg:y1="8.45cm" svg:x2="13.4cm" svg:y2="15.95cm" draw:start-shape="id13" draw:start-glue-point="3" draw:end-shape="id16" svg:d="M13400 8450h-1800v7500h1800" svg:viewBox="0 0 1801 7501">
          <text:p/>
        </draw:connector>
        <draw:connector draw:style-name="gr8" draw:text-style-name="P5" draw:layer="layout" draw:line-skew="-1.25cm" svg:x1="13.4cm" svg:y1="8.45cm" svg:x2="13.4cm" svg:y2="18.2cm" draw:start-shape="id13" draw:start-glue-point="3" draw:end-shape="id17" svg:d="M13400 8450h-1800v9750h1800" svg:viewBox="0 0 1801 9751">
          <text:p/>
        </draw:connector>
        <draw:g xml:id="id12" draw:id="id12">
          <draw:custom-shape draw:style-name="gr12" draw:text-style-name="P3" xml:id="id13" draw:id="id13" draw:layer="layout" svg:width="6.8cm" svg:height="3.5cm" svg:x="13.4cm" svg:y="6.7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6" draw:layer="layout" svg:width="3.36cm" svg:height="1.035cm" svg:x="15.2cm" svg:y="6.992cm">
            <draw:text-box>
              <text:p text:style-name="P2"><text:span text:style-name="T3">APPRAISAL</text:span></text:p>
            </draw:text-box>
          </draw:frame>
          <draw:frame draw:style-name="gr14" draw:text-style-name="P8" draw:layer="layout" svg:width="5.8cm" svg:height="1.712cm" svg:x="13.9cm" svg:y="8.359cm">
            <draw:text-box>
              <text:p text:style-name="P7"><text:span text:style-name="T5">Functions:</text:span></text:p>
              <text:p text:style-name="P7"><text:span text:style-name="T5">(1) Neural response</text:span></text:p>
              <text:p text:style-name="P7"><text:span text:style-name="T5">(2) Modulation</text:span></text:p>
            </draw:text-box>
          </draw:frame>
        </draw:g>
        <draw:frame draw:style-name="gr15" draw:text-style-name="P9" draw:layer="layout" svg:width="7.157cm" svg:height="0.962cm" draw:transform="rotate (1.5707963267949) translate (0.438cm 16.7cm)">
          <draw:text-box>
            <text:p>Perception components</text:p>
          </draw:text-box>
        </draw:frame>
        <draw:custom-shape draw:style-name="gr16" draw:text-style-name="P5" draw:layer="layout" svg:width="23.2cm" svg:height="22.2cm" svg:x="0.4cm" svg:y="1.4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4.566cm" svg:height="0.89cm" svg:x="18.958cm" svg:y="1.466cm">
          <draw:text-box>
            <text:p><text:span text:style-name="T6">THE_NEUROBIO</text:span></text:p>
          </draw:text-box>
        </draw:frame>
        <draw:custom-shape draw:style-name="gr2" draw:text-style-name="P3" xml:id="id18" draw:id="id18" draw:layer="layout" svg:width="6.8cm" svg:height="2cm" svg:x="13.4cm" svg:y="3.1cm">
          <text:p text:style-name="P2"><text:span text:style-name="T3">GOS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cm" svg:y1="5.1cm" svg:x2="16.8cm" svg:y2="6.7cm" draw:start-shape="id18" draw:end-shape="id12" draw:end-glue-point="0" svg:d="M16800 5100v1600" svg:viewBox="0 0 1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fill-image-width="0cm" draw:fill-image-height="0cm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0.4cm" fo:margin-bottom="0.4cm" fo:margin-left="0.4cm" fo:margin-right="0.4cm" fo:page-width="24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7-01T13:34:56.970812837</meta:creation-date>
    <dc:date>2016-10-18T13:28:29.330302354</dc:date>
    <dc:creator>Sergey Budaev</dc:creator>
    <meta:editing-duration>PT6H6M</meta:editing-duration>
    <meta:editing-cycles>138</meta:editing-cycles>
    <meta:generator>LibreOffice/5.0.3.2$Linux_X86_64 LibreOffice_project/00m0$Build-2</meta:generator>
    <meta:document-statistic meta:object-count="41"/>
  </office:meta>
</office:document-meta>
</file>